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paragraph-properties fo:margin-left="0.4917in" fo:margin-right="0in" fo:text-indent="0in" style:auto-text-indent="false"/>
    </style:style>
    <style:style style:name="P3" style:family="paragraph" style:parent-style-name="Text_20_body">
      <style:paragraph-properties fo:margin-left="0.9835in" fo:margin-right="0in" fo:text-indent="0in" style:auto-text-indent="false"/>
    </style:style>
    <style:style style:name="T1" style:family="text">
      <style:text-properties fo:font-style="italic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Główna encja – Workshiftdays – ID_Workshiftdays to główny identyfikator </text:p>
      <text:p text:style-name="Text_20_body"> </text:p>
      <text:p text:style-name="P1">Zapis głównej encji – klawisz “Wprowadź/Insert” </text:p>
      <text:p text:style-name="Text_20_body"> </text:p>
      <text:p text:style-name="Text_20_body">Sprawdzenie czy wszystkie pola wczytane -&gt; </text:p>
      <text:p text:style-name="P2">Jeżeli NIE to <text:span text:style-name="T1">wyszukiwanie</text:span> </text:p>
      <text:p text:style-name="Text_20_body"> </text:p>
      <text:p text:style-name="P3">Jeżeli <text:span text:style-name="T1">wyszukiwanie</text:span> się powiodło -&gt; wczytujemy do formularza brakujące dane -&gt; ustawić <text:span text:style-name="T2">EditMain</text:span> na <text:span text:style-name="T2">false</text:span> (jeżeli coś sie zmieniło <text:span text:style-name="T2">EditMain</text:span> ustawiamy na <text:span text:style-name="T2">true</text:span> i wtedy można zapisać poprawione dane – pytając się czy zapisać) -&gt; w wypadku zapisu dokonujemy update. </text:p>
      <text:p text:style-name="Text_20_body"> </text:p>
      <text:p text:style-name="P3">Jeżeli <text:span text:style-name="T1">wyszukiwanie</text:span> się nie powiodło -&gt; To należy uzupełnić dane aby zapisać nowy rekord.</text:p>
      <text:p text:style-name="Text_20_body">            </text:p>
      <text:p text:style-name="Text_20_body">            Jeżeli TAK to też <text:span text:style-name="T1">wyszukiwanie</text:span>:</text:p>
      <text:p text:style-name="P3">Jeżeli <text:span text:style-name="T1">wyszukiwanie</text:span> się powiodło -&gt; wczytujemy do formularza dane z bazy -&gt; ustawić <text:span text:style-name="T2">EditMain</text:span> na false (jeżeli coś sie zmieniło <text:span text:style-name="T2">EditMain</text:span> ustawiamy na <text:span text:style-name="T2">true</text:span> i wtedy można zapisać poprawione dane – pytając się czy zapisać) -&gt; w wypadku zapisu dokonujemy update. </text:p>
      <text:p text:style-name="P3"> </text:p>
      <text:p text:style-name="P3">Jeżeli <text:span text:style-name="T1">wyszukiwanie</text:span> się nie powiodło -&gt; To należy zapisać nowy rekord.</text:p>
      <text:p text:style-name="Text_20_body">                        </text:p>
      <text:p text:style-name="Text_20_body">Po tych krokach mamy wczytane do formularza główne dane i obiekt <text:span text:style-name="T2">Current</text:span> mamy załadowany danymi.</text:p>
      <text:p text:style-name="Text_20_body"> </text:p>
      <text:p text:style-name="Text_20_body"> </text:p>
      <text:p text:style-name="Text_20_body"> </text:p>
      <text:p text:style-name="Text_20_body">tworzymy nowy rekord zapisujemy i odczytujemy ID.</text:p>
      <text:p text:style-name="Text_20_body"> </text:p>
      <text:p text:style-name="Text_20_body"> </text:p>
      <text:p text:style-name="Text_20_body">08.04.2014</text:p>
      <text:p text:style-name="Text_20_body">Dodanie klawisza („Przepisz do CoC”). Wymagane dodanie do pliku RaportCT.ini nowego pola ”Mistrz” w kategorii [Mode].</text:p>
      <text:p text:style-name="Text_20_body">Zmieniłem sposób wpisywania zmiany – na podanie czasu startu i końca zmiany.</text:p>
      <text:p text:style-name="Text_20_body"> </text:p>
      <text:p text:style-name="Text_20_body">Opis pliku CoC:</text:p>
      <text:p text:style-name="Text_20_body"><text:soft-page-break/>Nazwa zakładki &lt;month short name&gt; np. „Mar” + &lt;year last two digits&gt; np. “14” czyli w całości : “Mar14”.</text:p>
      <text:p text:style-name="Text_20_body">Wpisy dla zmian zaczynają się od kolumny „O” stąd przesunięcie kolumny ‘O’-‘A’+1;</text:p>
      <text:p text:style-name="Text_20_body">Numery wierszy odpowiadające poszczególnym identyfikatorom statusów linii są przypasowywane przez klasę <text:span text:style-name="T2">CSummaryLineStatus</text:span>. <text:s/>Wczytywane są w StartUp do map static<text:tab/>std::map&lt;int,int&gt; LineIDToCoCCell; <text:tab/>static <text:s text:c="3"/>std::map&lt;int,UnicodeString&gt; CoCCellToCategory;</text:p>
      <text:p text:style-name="Text_20_body"> </text:p>
      <text:p text:style-name="Text_20_body">23.04.2014</text:p>
      <text:p text:style-name="Text_20_body">Rozwijano procedurę kopiowania z podsumowaniem (AccessCom.cpp- CSummaryLineStatus GettingSummary(int WS_ID) )</text:p>
      <text:p text:style-name="Text_20_body">Problem z bazą danych – pojawiają się rekordy gdzie StartTime dla LineStatus równy jest EndTime. Pominięto takie rekordy.</text:p>
      <text:p text:style-name="Text_20_body"/>
      <text:p text:style-name="Text_20_body">Problem – Po odczycie danych trudności z założeniem nowej zmiany ????????? !!!!!!!!!!</text:p>
      <text:p text:style-name="Text_20_body"/>
      <text:p text:style-name="Text_20_body"> Dla zapisu do CoC – dodać kasowanie danych z odpowiedniej kolumny przed zapisem.</text:p>
      <text:p text:style-name="Text_20_body"> </text:p>
      <text:p text:style-name="Text_20_body"> 05.05.2014</text:p>
      <text:p text:style-name="Text_20_body">Zmiana B raportowała, że <text:s/>w nocy z 1 na 2 maja <text:s/>źle wpisała datę, potem ją poprawiła, ale w międzyczasie w busie otworzono arkusz i po poprawie, dane z defektów nie zostały przypisane do właściwej zmiany. Ze względu na utworzenie w bazie GIP i nie poprawienie pola Data w tabeli CP_HEAD. Tworzy się zmiana w GIP ze złą datą, trzeba datę zmienić na prawidłową.</text:p>
      <text:p text:style-name="Text_20_body"/>
      <text:p text:style-name="Text_20_body"/>
      <text:p text:style-name="Text_20_body"/>
      <text:p text:style-name="Text_20_body">Poprawić wpisywanie produkcji – jeżeli są przecinki yield się liczy dobrze, ale nie chce się dodać do bazy danych.</text:p>
      <text:p text:style-name="Text_20_body">Usprawnić usuwanie produktów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rosław Solecki</meta:initial-creator>
    <meta:creation-date>2014-04-22T13:04:53.68</meta:creation-date>
    <dc:date>2014-05-09T15:47:38.07</dc:date>
    <dc:creator>Jarosław Solecki</dc:creator>
    <meta:editing-duration>PT10H34M16S</meta:editing-duration>
    <meta:editing-cycles>8</meta:editing-cycles>
    <meta:generator>OpenOffice.org/3.2$Win32 OpenOffice.org_project/320m12$Build-9483</meta:generator>
    <meta:document-statistic meta:table-count="0" meta:image-count="0" meta:object-count="0" meta:page-count="2" meta:paragraph-count="42" meta:word-count="393" meta:character-count="2682"/>
  </office:meta>
</office:document-meta>
</file>